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5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3.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5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4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9cm" svg:height="1cm" svg:x="2.5cm" svg:y="4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799cm" svg:height="0.962cm" svg:x="2.403cm" svg:y="4.3cm">
          <draw:text-box>
            <text:p>Settings-parser</text:p>
          </draw:text-box>
        </draw:frame>
        <draw:custom-shape draw:style-name="gr3" draw:text-style-name="P1" draw:layer="layout" svg:width="4cm" svg:height="1.4cm" svg:x="12.5cm" svg:y="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681cm" svg:height="0.962cm" svg:x="12.5cm" svg:y="3.2cm">
          <draw:text-box>
            <text:p>SETTINGS</text:p>
          </draw:text-box>
        </draw:frame>
        <draw:custom-shape draw:style-name="gr4" draw:text-style-name="P1" draw:layer="layout" svg:width="6.2cm" svg:height="1.4cm" svg:x="11.697cm" svg:y="5.07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7cm" svg:height="0.962cm" svg:x="11.997cm" svg:y="5.412cm">
          <draw:text-box>
            <text:p>SENSOR_VALUES</text:p>
          </draw:text-box>
        </draw:frame>
        <draw:custom-shape draw:style-name="gr6" draw:text-style-name="P1" draw:layer="layout" svg:width="4.5cm" svg:height="1.3cm" svg:x="2.8cm" svg:y="8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635cm" svg:height="0.962cm" svg:x="3.2cm" svg:y="8.4cm">
          <draw:text-box>
            <text:p>Lightswitch</text:p>
          </draw:text-box>
        </draw:frame>
        <draw:line draw:style-name="gr7" draw:text-style-name="P1" draw:layer="layout" svg:x1="3.7cm" svg:y1="5.3cm" svg:x2="3.7cm" svg:y2="7.9cm">
          <text:p/>
        </draw:line>
        <draw:frame draw:style-name="gr2" draw:layer="layout" svg:width="1.979cm" svg:height="0.962cm" draw:transform="rotate (1.5084880724987) translate (2.747cm 7.875cm)">
          <draw:text-box draw:corner-radius="1.1cm">
            <text:p>Runs</text:p>
          </draw:text-box>
        </draw:frame>
        <draw:frame draw:style-name="gr2" draw:layer="layout" svg:width="3.106cm" svg:height="0.962cm" draw:transform="rotate (-0.199316600577753) translate (8.695cm 4.305cm)">
          <draw:text-box>
            <text:p>Recieves</text:p>
          </draw:text-box>
        </draw:frame>
        <draw:line draw:style-name="gr7" draw:text-style-name="P1" draw:layer="layout" svg:x1="7.7cm" svg:y1="5.3cm" svg:x2="11.6cm" svg:y2="6.2cm">
          <text:p/>
        </draw:line>
        <draw:line draw:style-name="gr7" draw:text-style-name="P1" draw:layer="layout" svg:x1="6.1cm" svg:y1="4.1cm" svg:x2="12.4cm" svg:y2="3.4cm">
          <text:p/>
        </draw:line>
        <draw:frame draw:style-name="gr2" draw:layer="layout" svg:width="3.884cm" svg:height="0.962cm" draw:transform="rotate (0.136833813356355) translate (7.053cm 3.069cm)">
          <draw:text-box>
            <text:p>Interpera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7T14:06:25.621000000</meta:creation-date>
    <dc:date>2015-06-07T14:18:52.177000000</dc:date>
    <meta:editing-duration>PT12M27S</meta:editing-duration>
    <meta:editing-cycles>1</meta:editing-cycles>
    <meta:document-statistic meta:object-count="14"/>
    <meta:generator>LibreOffice/4.3.1.2$Windows_x86 LibreOffice_project/958349dc3b25111dbca392fbc281a05559ef6848</meta:generator>
  </office:meta>
</office:document-meta>
</file>